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3.298cm"/>
    </style:style>
    <style:style style:name="co9" style:family="table-column">
      <style:table-column-properties fo:break-before="auto" style:column-width="5.00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style:font-name="Consolas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11" style:family="table-cell" style:parent-style-name="Result_5f_CorelPolyGUI" style:data-style-name="N117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28" style:family="table-cell" style:parent-style-name="Result_5f_CorelPolyGUI" style:data-style-name="N130">
      <style:text-properties style:font-name="Consolas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 style:data-style-name="N110"/>
    <style:style style:name="ce37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3" style:family="table-cell" style:parent-style-name="Default" style:data-style-name="N109"/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.$C$13]" style:apply-style-name="Bad" style:base-cell-address="'Weller WT-50 Calculations'.C6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/>
      <style:map style:condition="cell-content()&gt;[.$C$13]" style:apply-style-name="Bad" style:base-cell-address="'Weller WT-50 Calculations'.C6"/>
    </style:style>
    <style:style style:name="ce71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0" style:family="table-cell" style:parent-style-name="Default" style:data-style-name="N41"/>
    <style:style style:name="ce72" style:family="table-cell" style:parent-style-name="Default" style:data-style-name="N37"/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ce10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NTC_MF58,10K, B3950'.B3:'NTC_MF58,10K, B3950'.B31 'NTC_MF58,10K, B3950'.E3:'NTC_MF58,10K, B3950'.E31 'NTC_MF58,10K, B3950'.M3:'NTC_MF58,10K, B3950'.M31 'NTC_MF58,10K, B3950'.N3:'NTC_MF58,10K, B3950'.N31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column table:style-name="co8" table:default-cell-style-name="ce14"/>
        <table:table-column table:style-name="co6" table:default-cell-style-name="ce15"/>
        <table:table-column table:style-name="co6" table:default-cell-style-name="ce27"/>
        <table:table-column table:style-name="co6" table:number-columns-repeated="2" table:default-cell-style-name="ce4"/>
        <table:table-column table:style-name="co6" table:number-columns-repeated="3" table:default-cell-style-name="ce27"/>
        <table:table-column table:style-name="co6" table:default-cell-style-name="ce4"/>
        <table:table-column table:style-name="co9" table:default-cell-style-name="ce4"/>
        <table:table-column table:style-name="co6" table:number-columns-repeated="1001" table:default-cell-style-name="ce4"/>
        <table:table-row table:style-name="ro1"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3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3]+274.15" office:value-type="float" office:value="264.15" calcext:value-type="float">
            <text:p>264.15</text:p>
          </table:table-cell>
          <table:table-cell table:formula="of:=1/[.D3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6]*[.B3]^0 + [.G$7]*[.B3]^1 + [.G$8]*[.B3]^2 + [.G$9]*[.B3]^3)" office:value-type="float" office:value="264.291850445887" calcext:value-type="float">
            <text:p>264.29</text:p>
          </table:table-cell>
          <table:table-cell table:formula="of:= -274.15+1/([.G$6]*LN([.A3])^0 + [.G$7]*LN([.A3])^1 + [.G$8]*LN([.A3])^2 + [.G$9]*LN([.A3])^3)" office:value-type="float" office:value="-9.85814955411263" calcext:value-type="float">
            <text:p>-9.9</text:p>
          </table:table-cell>
          <table:table-cell table:formula="of:=([.C3]-[.I3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6]*[.B3]^0 + [.L$7]*[.B3]^1 + [.L$8]*[.B3]^2)" office:value-type="float" office:value="263.962246711945" calcext:value-type="float">
            <text:p>263.96</text:p>
          </table:table-cell>
          <table:table-cell table:formula="of:= -274.15+1/([.L$6]*LN([.$A3])^0 + [.L$7]*LN([.$A3])^1 + [.L$8]*LN([.$A3])^2)" office:value-type="float" office:value="-10.187753288055" calcext:value-type="float">
            <text:p>-10.19</text:p>
          </table:table-cell>
          <table:table-cell table:formula="of:=([.C3]-[.N3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6]*LN([.$A3])^0 + [.Q$7]*LN([.$A3])^1 + [.Q$8]*LN([.$A3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4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4]+274.15" office:value-type="float" office:value="269.15" calcext:value-type="float">
            <text:p>269.15</text:p>
          </table:table-cell>
          <table:table-cell table:formula="of:=1/[.D4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6]*[.B4]^0 + [.G$7]*[.B4]^1 + [.G$8]*[.B4]^2 + [.G$9]*[.B4]^3)" office:value-type="float" office:value="269.158398895804" calcext:value-type="float">
            <text:p>269.16</text:p>
          </table:table-cell>
          <table:table-cell table:formula="of:= -274.15+1/([.G$6]*LN([.A4])^0 + [.G$7]*LN([.A4])^1 + [.G$8]*LN([.A4])^2 + [.G$9]*LN([.A4])^3)" office:value-type="float" office:value="-4.99160110419609" calcext:value-type="float">
            <text:p>-5.0</text:p>
          </table:table-cell>
          <table:table-cell table:formula="of:=([.C4]-[.I4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6]*[.B4]^0 + [.L$7]*[.B4]^1 + [.L$8]*[.B4]^2)" office:value-type="float" office:value="269.008657324944" calcext:value-type="float">
            <text:p>269.01</text:p>
          </table:table-cell>
          <table:table-cell table:formula="of:= -274.15+1/([.L$6]*LN([.$A4])^0 + [.L$7]*LN([.$A4])^1 + [.L$8]*LN([.$A4])^2)" office:value-type="float" office:value="-5.14134267505631" calcext:value-type="float">
            <text:p>-5.14</text:p>
          </table:table-cell>
          <table:table-cell table:formula="of:=([.C4]-[.N4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6]*LN([.$A4])^0 + [.Q$7]*LN([.$A4])^1 + [.Q$8]*LN([.$A4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5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5]+274.15" office:value-type="float" office:value="274.15" calcext:value-type="float">
            <text:p>274.15</text:p>
          </table:table-cell>
          <table:table-cell table:formula="of:=1/[.D5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6]*[.B5]^0 + [.G$7]*[.B5]^1 + [.G$8]*[.B5]^2 + [.G$9]*[.B5]^3)" office:value-type="float" office:value="274.072596926424" calcext:value-type="float">
            <text:p>274.07</text:p>
          </table:table-cell>
          <table:table-cell table:formula="of:= -274.15+1/([.G$6]*LN([.A5])^0 + [.G$7]*LN([.A5])^1 + [.G$8]*LN([.A5])^2 + [.G$9]*LN([.A5])^3)" office:value-type="float" office:value="-0.0774030735762494" calcext:value-type="float">
            <text:p>-0.1</text:p>
          </table:table-cell>
          <table:table-cell table:formula="of:=([.C5]-[.I5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6]*[.B5]^0 + [.L$7]*[.B5]^1 + [.L$8]*[.B5]^2)" office:value-type="float" office:value="274.062363946542" calcext:value-type="float">
            <text:p>274.06</text:p>
          </table:table-cell>
          <table:table-cell table:formula="of:= -274.15+1/([.L$6]*LN([.$A5])^0 + [.L$7]*LN([.$A5])^1 + [.L$8]*LN([.$A5])^2)" office:value-type="float" office:value="-0.0876360534583114" calcext:value-type="float">
            <text:p>-0.09</text:p>
          </table:table-cell>
          <table:table-cell table:formula="of:=([.C5]-[.N5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6]*LN([.$A5])^0 + [.Q$7]*LN([.$A5])^1 + [.Q$8]*LN([.$A5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6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6]+274.15" office:value-type="float" office:value="279.15" calcext:value-type="float">
            <text:p>279.15</text:p>
          </table:table-cell>
          <table:table-cell table:formula="of:=1/[.D6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11" office:value-type="float" office:value="0.00162770581419817" calcext:value-type="float">
            <text:p>1.62770581419817E-03</text:p>
          </table:table-cell>
          <table:table-cell table:formula="of:= 1/([.G$6]*[.B6]^0 + [.G$7]*[.B6]^1 + [.G$8]*[.B6]^2 + [.G$9]*[.B6]^3)" office:value-type="float" office:value="279.043752631249" calcext:value-type="float">
            <text:p>279.04</text:p>
          </table:table-cell>
          <table:table-cell table:formula="of:= -274.15+1/([.G$6]*LN([.A6])^0 + [.G$7]*LN([.A6])^1 + [.G$8]*LN([.A6])^2 + [.G$9]*LN([.A6])^3)" office:value-type="float" office:value="4.89375263124873" calcext:value-type="float">
            <text:p>4.9</text:p>
          </table:table-cell>
          <table:table-cell table:formula="of:=([.C6]-[.I6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6]*[.B6]^0 + [.L$7]*[.B6]^1 + [.L$8]*[.B6]^2)" office:value-type="float" office:value="279.136978053214" calcext:value-type="float">
            <text:p>279.14</text:p>
          </table:table-cell>
          <table:table-cell table:formula="of:= -274.15+1/([.L$6]*LN([.$A6])^0 + [.L$7]*LN([.$A6])^1 + [.L$8]*LN([.$A6])^2)" office:value-type="float" office:value="4.98697805321427" calcext:value-type="float">
            <text:p>4.99</text:p>
          </table:table-cell>
          <table:table-cell table:formula="of:=([.C6]-[.N6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6];[.Q$2]-(1+INT(LOG10(ABS([.L6])))))" office:value-type="float" office:value="0.00129869" calcext:value-type="float">
            <text:p>1.29869000E-03</text:p>
          </table:table-cell>
          <table:table-cell/>
          <table:table-cell table:style-name="ce27" table:formula="of:= -274.15+1/([.Q$6]*LN([.$A6])^0 + [.Q$7]*LN([.$A6])^1 + [.Q$8]*LN([.$A6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office:value-type="float" office:value="20067" calcext:value-type="float">
            <text:p>20067</text:p>
          </table:table-cell>
          <table:table-cell table:formula="of:=LN([.A7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7]+274.15" office:value-type="float" office:value="284.15" calcext:value-type="float">
            <text:p>284.15</text:p>
          </table:table-cell>
          <table:table-cell table:formula="of:=1/[.D7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11" office:value-type="float" office:value="0.0000639056547750702" calcext:value-type="float">
            <text:p>6.39056547750702E-05</text:p>
          </table:table-cell>
          <table:table-cell table:formula="of:= 1/([.G$6]*[.B7]^0 + [.G$7]*[.B7]^1 + [.G$8]*[.B7]^2 + [.G$9]*[.B7]^3)" office:value-type="float" office:value="284.040750688012" calcext:value-type="float">
            <text:p>284.04</text:p>
          </table:table-cell>
          <table:table-cell table:formula="of:= -274.15+1/([.G$6]*LN([.A7])^0 + [.G$7]*LN([.A7])^1 + [.G$8]*LN([.A7])^2 + [.G$9]*LN([.A7])^3)" office:value-type="float" office:value="9.89075068801196" calcext:value-type="float">
            <text:p>9.9</text:p>
          </table:table-cell>
          <table:table-cell table:formula="of:=([.C7]-[.I7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6]*[.B7]^0 + [.L$7]*[.B7]^1 + [.L$8]*[.B7]^2)" office:value-type="float" office:value="284.204759583049" calcext:value-type="float">
            <text:p>284.20</text:p>
          </table:table-cell>
          <table:table-cell table:formula="of:= -274.15+1/([.L$6]*LN([.$A7])^0 + [.L$7]*LN([.$A7])^1 + [.L$8]*LN([.$A7])^2)" office:value-type="float" office:value="10.0547595830489" calcext:value-type="float">
            <text:p>10.05</text:p>
          </table:table-cell>
          <table:table-cell table:formula="of:=([.C7]-[.N7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7];[.Q$2]-(1+INT(LOG10(ABS([.L7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6]*LN([.$A7])^0 + [.Q$7]*LN([.$A7])^1 + [.Q$8]*LN([.$A7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LN([.A8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8]+274.15" office:value-type="float" office:value="289.15" calcext:value-type="float">
            <text:p>289.15</text:p>
          </table:table-cell>
          <table:table-cell table:formula="of:=1/[.D8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11" office:value-type="float" office:value="0.0000191419439391882" calcext:value-type="float">
            <text:p>1.91419439391882E-05</text:p>
          </table:table-cell>
          <table:table-cell table:formula="of:= 1/([.G$6]*[.B8]^0 + [.G$7]*[.B8]^1 + [.G$8]*[.B8]^2 + [.G$9]*[.B8]^3)" office:value-type="float" office:value="289.059319211916" calcext:value-type="float">
            <text:p>289.06</text:p>
          </table:table-cell>
          <table:table-cell table:formula="of:= -274.15+1/([.G$6]*LN([.A8])^0 + [.G$7]*LN([.A8])^1 + [.G$8]*LN([.A8])^2 + [.G$9]*LN([.A8])^3)" office:value-type="float" office:value="14.9093192119158" calcext:value-type="float">
            <text:p>14.9</text:p>
          </table:table-cell>
          <table:table-cell table:formula="of:=([.C8]-[.I8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6]*[.B8]^0 + [.L$7]*[.B8]^1 + [.L$8]*[.B8]^2)" office:value-type="float" office:value="289.26548973121" calcext:value-type="float">
            <text:p>289.27</text:p>
          </table:table-cell>
          <table:table-cell table:formula="of:= -274.15+1/([.L$6]*LN([.$A8])^0 + [.L$7]*LN([.$A8])^1 + [.L$8]*LN([.$A8])^2)" office:value-type="float" office:value="15.1154897312097" calcext:value-type="float">
            <text:p>15.12</text:p>
          </table:table-cell>
          <table:table-cell table:formula="of:=([.C8]-[.N8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8];[.Q$2]-(1+INT(LOG10(ABS([.L8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6]*LN([.$A8])^0 + [.Q$7]*LN([.$A8])^1 + [.Q$8]*LN([.$A8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office:value-type="float" office:value="12528" calcext:value-type="float">
            <text:p>12528</text:p>
          </table:table-cell>
          <table:table-cell table:formula="of:=LN([.A9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9]+274.15" office:value-type="float" office:value="294.15" calcext:value-type="float">
            <text:p>294.15</text:p>
          </table:table-cell>
          <table:table-cell table:formula="of:=1/[.D9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11" office:value-type="float" office:value="-0.000000636504328625315" calcext:value-type="float">
            <text:p>-6.36504328625315E-07</text:p>
          </table:table-cell>
          <table:table-cell table:formula="of:= 1/([.G$6]*[.B9]^0 + [.G$7]*[.B9]^1 + [.G$8]*[.B9]^2 + [.G$9]*[.B9]^3)" office:value-type="float" office:value="294.096623340563" calcext:value-type="float">
            <text:p>294.10</text:p>
          </table:table-cell>
          <table:table-cell table:formula="of:= -274.15+1/([.G$6]*LN([.A9])^0 + [.G$7]*LN([.A9])^1 + [.G$8]*LN([.A9])^2 + [.G$9]*LN([.A9])^3)" office:value-type="float" office:value="19.9466233405629" calcext:value-type="float">
            <text:p>19.9</text:p>
          </table:table-cell>
          <table:table-cell table:formula="of:=([.C9]-[.I9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6]*[.B9]^0 + [.L$7]*[.B9]^1 + [.L$8]*[.B9]^2)" office:value-type="float" office:value="294.320215863001" calcext:value-type="float">
            <text:p>294.32</text:p>
          </table:table-cell>
          <table:table-cell table:formula="of:= -274.15+1/([.L$6]*LN([.$A9])^0 + [.L$7]*LN([.$A9])^1 + [.L$8]*LN([.$A9])^2)" office:value-type="float" office:value="20.1702158630007" calcext:value-type="float">
            <text:p>20.17</text:p>
          </table:table-cell>
          <table:table-cell table:formula="of:=([.C9]-[.N9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6]*LN([.$A9])^0 + [.Q$7]*LN([.$A9])^1 + [.Q$8]*LN([.$A9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N([.A10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10]+274.15" office:value-type="float" office:value="299.15" calcext:value-type="float">
            <text:p>299.15</text:p>
          </table:table-cell>
          <table:table-cell table:formula="of:=1/[.D10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92599360424" calcext:value-type="float">
            <text:p>0.999992599360424</text:p>
          </table:table-cell>
          <table:table-cell table:formula="of:= 1/([.G$6]*[.B10]^0 + [.G$7]*[.B10]^1 + [.G$8]*[.B10]^2 + [.G$9]*[.B10]^3)" office:value-type="float" office:value="299.149925642846" calcext:value-type="float">
            <text:p>299.15</text:p>
          </table:table-cell>
          <table:table-cell table:formula="of:= -274.15+1/([.G$6]*LN([.A10])^0 + [.G$7]*LN([.A10])^1 + [.G$8]*LN([.A10])^2 + [.G$9]*LN([.A10])^3)" office:value-type="float" office:value="24.9999256428462" calcext:value-type="float">
            <text:p>25.0</text:p>
          </table:table-cell>
          <table:table-cell table:formula="of:=([.C10]-[.I10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6]*[.B10]^0 + [.L$7]*[.B10]^1 + [.L$8]*[.B10]^2)" office:value-type="float" office:value="299.369905147598" calcext:value-type="float">
            <text:p>299.37</text:p>
          </table:table-cell>
          <table:table-cell table:formula="of:= -274.15+1/([.L$6]*LN([.$A10])^0 + [.L$7]*LN([.$A10])^1 + [.L$8]*LN([.$A10])^2)" office:value-type="float" office:value="25.2199051475976" calcext:value-type="float">
            <text:p>25.22</text:p>
          </table:table-cell>
          <table:table-cell table:formula="of:=([.C10]-[.N10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6]*LN([.$A10])^0 + [.Q$7]*LN([.$A10])^1 + [.Q$8]*LN([.$A10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LN([.A11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1]+274.15" office:value-type="float" office:value="304.15" calcext:value-type="float">
            <text:p>304.15</text:p>
          </table:table-cell>
          <table:table-cell table:formula="of:=1/[.D11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6]*[.B11]^0 + [.G$7]*[.B11]^1 + [.G$8]*[.B11]^2 + [.G$9]*[.B11]^3)" office:value-type="float" office:value="304.204310864937" calcext:value-type="float">
            <text:p>304.20</text:p>
          </table:table-cell>
          <table:table-cell table:formula="of:= -274.15+1/([.G$6]*LN([.A11])^0 + [.G$7]*LN([.A11])^1 + [.G$8]*LN([.A11])^2 + [.G$9]*LN([.A11])^3)" office:value-type="float" office:value="30.0543108649366" calcext:value-type="float">
            <text:p>30.1</text:p>
          </table:table-cell>
          <table:table-cell table:formula="of:=([.C11]-[.I11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6]*[.B11]^0 + [.L$7]*[.B11]^1 + [.L$8]*[.B11]^2)" office:value-type="float" office:value="304.403259961618" calcext:value-type="float">
            <text:p>304.40</text:p>
          </table:table-cell>
          <table:table-cell table:formula="of:= -274.15+1/([.L$6]*LN([.$A11])^0 + [.L$7]*LN([.$A11])^1 + [.L$8]*LN([.$A11])^2)" office:value-type="float" office:value="30.2532599616183" calcext:value-type="float">
            <text:p>30.25</text:p>
          </table:table-cell>
          <table:table-cell table:formula="of:=([.C11]-[.N11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6]*LN([.$A11])^0 + [.Q$7]*LN([.$A11])^1 + [.Q$8]*LN([.$A11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LN([.A12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2]+274.15" office:value-type="float" office:value="309.15" calcext:value-type="float">
            <text:p>309.15</text:p>
          </table:table-cell>
          <table:table-cell table:formula="of:=1/[.D12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6]*[.B12]^0 + [.G$7]*[.B12]^1 + [.G$8]*[.B12]^2 + [.G$9]*[.B12]^3)" office:value-type="float" office:value="309.240265209663" calcext:value-type="float">
            <text:p>309.24</text:p>
          </table:table-cell>
          <table:table-cell table:formula="of:= -274.15+1/([.G$6]*LN([.A12])^0 + [.G$7]*LN([.A12])^1 + [.G$8]*LN([.A12])^2 + [.G$9]*LN([.A12])^3)" office:value-type="float" office:value="35.0902652096628" calcext:value-type="float">
            <text:p>35.1</text:p>
          </table:table-cell>
          <table:table-cell table:formula="of:=([.C12]-[.I12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6]*[.B12]^0 + [.L$7]*[.B12]^1 + [.L$8]*[.B12]^2)" office:value-type="float" office:value="309.404402317911" calcext:value-type="float">
            <text:p>309.40</text:p>
          </table:table-cell>
          <table:table-cell table:formula="of:= -274.15+1/([.L$6]*LN([.$A12])^0 + [.L$7]*LN([.$A12])^1 + [.L$8]*LN([.$A12])^2)" office:value-type="float" office:value="35.2544023179111" calcext:value-type="float">
            <text:p>35.25</text:p>
          </table:table-cell>
          <table:table-cell table:formula="of:=([.C12]-[.N12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6]*LN([.$A12])^0 + [.Q$7]*LN([.$A12])^1 + [.Q$8]*LN([.$A12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LN([.A13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3]+274.15" office:value-type="float" office:value="314.15" calcext:value-type="float">
            <text:p>314.15</text:p>
          </table:table-cell>
          <table:table-cell table:formula="of:=1/[.D13]" office:value-type="float" office:value="0.00318319274232055" calcext:value-type="float">
            <text:p>0.003183</text:p>
          </table:table-cell>
          <table:table-cell table:number-columns-repeated="2"/>
          <table:table-cell table:formula="of:= 1/([.G$6]*[.B13]^0 + [.G$7]*[.B13]^1 + [.G$8]*[.B13]^2 + [.G$9]*[.B13]^3)" office:value-type="float" office:value="314.26303573244" calcext:value-type="float">
            <text:p>314.26</text:p>
          </table:table-cell>
          <table:table-cell table:formula="of:= -274.15+1/([.G$6]*LN([.A13])^0 + [.G$7]*LN([.A13])^1 + [.G$8]*LN([.A13])^2 + [.G$9]*LN([.A13])^3)" office:value-type="float" office:value="40.1130357324404" calcext:value-type="float">
            <text:p>40.1</text:p>
          </table:table-cell>
          <table:table-cell table:formula="of:=([.C13]-[.I13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6]*[.B13]^0 + [.L$7]*[.B13]^1 + [.L$8]*[.B13]^2)" office:value-type="float" office:value="314.381922139474" calcext:value-type="float">
            <text:p>314.38</text:p>
          </table:table-cell>
          <table:table-cell table:formula="of:= -274.15+1/([.L$6]*LN([.$A13])^0 + [.L$7]*LN([.$A13])^1 + [.L$8]*LN([.$A13])^2)" office:value-type="float" office:value="40.2319221394739" calcext:value-type="float">
            <text:p>40.23</text:p>
          </table:table-cell>
          <table:table-cell table:formula="of:=([.C13]-[.N13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6]*LN([.$A13])^0 + [.Q$7]*LN([.$A13])^1 + [.Q$8]*LN([.$A13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LN([.A14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4]+274.15" office:value-type="float" office:value="319.15" calcext:value-type="float">
            <text:p>319.15</text:p>
          </table:table-cell>
          <table:table-cell table:formula="of:=1/[.D14]" office:value-type="float" office:value="0.0031333228889237" calcext:value-type="float">
            <text:p>0.003133</text:p>
          </table:table-cell>
          <table:table-cell table:number-columns-repeated="2"/>
          <table:table-cell table:formula="of:= 1/([.G$6]*[.B14]^0 + [.G$7]*[.B14]^1 + [.G$8]*[.B14]^2 + [.G$9]*[.B14]^3)" office:value-type="float" office:value="319.258034123781" calcext:value-type="float">
            <text:p>319.26</text:p>
          </table:table-cell>
          <table:table-cell table:formula="of:= -274.15+1/([.G$6]*LN([.A14])^0 + [.G$7]*LN([.A14])^1 + [.G$8]*LN([.A14])^2 + [.G$9]*LN([.A14])^3)" office:value-type="float" office:value="45.108034123781" calcext:value-type="float">
            <text:p>45.1</text:p>
          </table:table-cell>
          <table:table-cell table:formula="of:=([.C14]-[.I14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6]*[.B14]^0 + [.L$7]*[.B14]^1 + [.L$8]*[.B14]^2)" office:value-type="float" office:value="319.324540848193" calcext:value-type="float">
            <text:p>319.32</text:p>
          </table:table-cell>
          <table:table-cell table:formula="of:= -274.15+1/([.L$6]*LN([.$A14])^0 + [.L$7]*LN([.$A14])^1 + [.L$8]*LN([.$A14])^2)" office:value-type="float" office:value="45.1745408481932" calcext:value-type="float">
            <text:p>45.17</text:p>
          </table:table-cell>
          <table:table-cell table:formula="of:=([.C14]-[.N14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6]*LN([.$A14])^0 + [.Q$7]*LN([.$A14])^1 + [.Q$8]*LN([.$A14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LN([.A15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5]+274.15" office:value-type="float" office:value="324.15" calcext:value-type="float">
            <text:p>324.15</text:p>
          </table:table-cell>
          <table:table-cell table:formula="of:=1/[.D15]" office:value-type="float" office:value="0.00308499151627333" calcext:value-type="float">
            <text:p>0.003085</text:p>
          </table:table-cell>
          <table:table-cell table:number-columns-repeated="2"/>
          <table:table-cell table:formula="of:= 1/([.G$6]*[.B15]^0 + [.G$7]*[.B15]^1 + [.G$8]*[.B15]^2 + [.G$9]*[.B15]^3)" office:value-type="float" office:value="324.229517976632" calcext:value-type="float">
            <text:p>324.23</text:p>
          </table:table-cell>
          <table:table-cell table:formula="of:= -274.15+1/([.G$6]*LN([.A15])^0 + [.G$7]*LN([.A15])^1 + [.G$8]*LN([.A15])^2 + [.G$9]*LN([.A15])^3)" office:value-type="float" office:value="50.0795179766317" calcext:value-type="float">
            <text:p>50.1</text:p>
          </table:table-cell>
          <table:table-cell table:formula="of:=([.C15]-[.I15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6]*[.B15]^0 + [.L$7]*[.B15]^1 + [.L$8]*[.B15]^2)" office:value-type="float" office:value="324.239465240879" calcext:value-type="float">
            <text:p>324.24</text:p>
          </table:table-cell>
          <table:table-cell table:formula="of:= -274.15+1/([.L$6]*LN([.$A15])^0 + [.L$7]*LN([.$A15])^1 + [.L$8]*LN([.$A15])^2)" office:value-type="float" office:value="50.0894652408788" calcext:value-type="float">
            <text:p>50.09</text:p>
          </table:table-cell>
          <table:table-cell table:formula="of:=([.C15]-[.N15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6]*LN([.$A15])^0 + [.Q$7]*LN([.$A15])^1 + [.Q$8]*LN([.$A15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LN([.A16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6]+274.15" office:value-type="float" office:value="329.15" calcext:value-type="float">
            <text:p>329.15</text:p>
          </table:table-cell>
          <table:table-cell table:formula="of:=1/[.D16]" office:value-type="float" office:value="0.00303812851283609" calcext:value-type="float">
            <text:p>0.003038</text:p>
          </table:table-cell>
          <table:table-cell table:number-columns-repeated="2"/>
          <table:table-cell table:formula="of:= 1/([.G$6]*[.B16]^0 + [.G$7]*[.B16]^1 + [.G$8]*[.B16]^2 + [.G$9]*[.B16]^3)" office:value-type="float" office:value="329.210975465465" calcext:value-type="float">
            <text:p>329.21</text:p>
          </table:table-cell>
          <table:table-cell table:formula="of:= -274.15+1/([.G$6]*LN([.A16])^0 + [.G$7]*LN([.A16])^1 + [.G$8]*LN([.A16])^2 + [.G$9]*LN([.A16])^3)" office:value-type="float" office:value="55.060975465465" calcext:value-type="float">
            <text:p>55.1</text:p>
          </table:table-cell>
          <table:table-cell table:formula="of:=([.C16]-[.I16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6]*[.B16]^0 + [.L$7]*[.B16]^1 + [.L$8]*[.B16]^2)" office:value-type="float" office:value="329.162591395238" calcext:value-type="float">
            <text:p>329.16</text:p>
          </table:table-cell>
          <table:table-cell table:formula="of:= -274.15+1/([.L$6]*LN([.$A16])^0 + [.L$7]*LN([.$A16])^1 + [.L$8]*LN([.$A16])^2)" office:value-type="float" office:value="55.0125913952377" calcext:value-type="float">
            <text:p>55.01</text:p>
          </table:table-cell>
          <table:table-cell table:formula="of:=([.C16]-[.N16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6]*LN([.$A16])^0 + [.Q$7]*LN([.$A16])^1 + [.Q$8]*LN([.$A16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LN([.A17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7]+274.15" office:value-type="float" office:value="334.15" calcext:value-type="float">
            <text:p>334.15</text:p>
          </table:table-cell>
          <table:table-cell table:formula="of:=1/[.D17]" office:value-type="float" office:value="0.00299266796348945" calcext:value-type="float">
            <text:p>0.002993</text:p>
          </table:table-cell>
          <table:table-cell table:number-columns-repeated="2"/>
          <table:table-cell table:formula="of:= 1/([.G$6]*[.B17]^0 + [.G$7]*[.B17]^1 + [.G$8]*[.B17]^2 + [.G$9]*[.B17]^3)" office:value-type="float" office:value="334.184493296778" calcext:value-type="float">
            <text:p>334.18</text:p>
          </table:table-cell>
          <table:table-cell table:formula="of:= -274.15+1/([.G$6]*LN([.A17])^0 + [.G$7]*LN([.A17])^1 + [.G$8]*LN([.A17])^2 + [.G$9]*LN([.A17])^3)" office:value-type="float" office:value="60.0344932967784" calcext:value-type="float">
            <text:p>60.0</text:p>
          </table:table-cell>
          <table:table-cell table:formula="of:=([.C17]-[.I17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6]*[.B17]^0 + [.L$7]*[.B17]^1 + [.L$8]*[.B17]^2)" office:value-type="float" office:value="334.078894072407" calcext:value-type="float">
            <text:p>334.08</text:p>
          </table:table-cell>
          <table:table-cell table:formula="of:= -274.15+1/([.L$6]*LN([.$A17])^0 + [.L$7]*LN([.$A17])^1 + [.L$8]*LN([.$A17])^2)" office:value-type="float" office:value="59.9288940724073" calcext:value-type="float">
            <text:p>59.93</text:p>
          </table:table-cell>
          <table:table-cell table:formula="of:=([.C17]-[.N17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6]*LN([.$A17])^0 + [.Q$7]*LN([.$A17])^1 + [.Q$8]*LN([.$A17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LN([.A18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8]+274.15" office:value-type="float" office:value="339.15" calcext:value-type="float">
            <text:p>339.15</text:p>
          </table:table-cell>
          <table:table-cell table:formula="of:=1/[.D18]" office:value-type="float" office:value="0.00294854784018871" calcext:value-type="float">
            <text:p>0.002949</text:p>
          </table:table-cell>
          <table:table-cell table:number-columns-repeated="2"/>
          <table:table-cell table:formula="of:= 1/([.G$6]*[.B18]^0 + [.G$7]*[.B18]^1 + [.G$8]*[.B18]^2 + [.G$9]*[.B18]^3)" office:value-type="float" office:value="339.498438712702" calcext:value-type="float">
            <text:p>339.50</text:p>
          </table:table-cell>
          <table:table-cell table:formula="of:= -274.15+1/([.G$6]*LN([.A18])^0 + [.G$7]*LN([.A18])^1 + [.G$8]*LN([.A18])^2 + [.G$9]*LN([.A18])^3)" office:value-type="float" office:value="65.3484387127019" calcext:value-type="float">
            <text:p>65.3</text:p>
          </table:table-cell>
          <table:table-cell table:formula="of:=([.C18]-[.I18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6]*[.B18]^0 + [.L$7]*[.B18]^1 + [.L$8]*[.B18]^2)" office:value-type="float" office:value="339.335787912738" calcext:value-type="float">
            <text:p>339.34</text:p>
          </table:table-cell>
          <table:table-cell table:formula="of:= -274.15+1/([.L$6]*LN([.$A18])^0 + [.L$7]*LN([.$A18])^1 + [.L$8]*LN([.$A18])^2)" office:value-type="float" office:value="65.1857879127377" calcext:value-type="float">
            <text:p>65.19</text:p>
          </table:table-cell>
          <table:table-cell table:formula="of:=([.C18]-[.N18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6]*LN([.$A18])^0 + [.Q$7]*LN([.$A18])^1 + [.Q$8]*LN([.$A18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9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9]+274.15" office:value-type="float" office:value="344.15" calcext:value-type="float">
            <text:p>344.15</text:p>
          </table:table-cell>
          <table:table-cell table:formula="of:=1/[.D19]" office:value-type="float" office:value="0.00290570971959901" calcext:value-type="float">
            <text:p>0.002906</text:p>
          </table:table-cell>
          <table:table-cell table:number-columns-repeated="2"/>
          <table:table-cell table:formula="of:= 1/([.G$6]*[.B19]^0 + [.G$7]*[.B19]^1 + [.G$8]*[.B19]^2 + [.G$9]*[.B19]^3)" office:value-type="float" office:value="344.064987150698" calcext:value-type="float">
            <text:p>344.06</text:p>
          </table:table-cell>
          <table:table-cell table:formula="of:= -274.15+1/([.G$6]*LN([.A19])^0 + [.G$7]*LN([.A19])^1 + [.G$8]*LN([.A19])^2 + [.G$9]*LN([.A19])^3)" office:value-type="float" office:value="69.9149871506984" calcext:value-type="float">
            <text:p>69.9</text:p>
          </table:table-cell>
          <table:table-cell table:formula="of:=([.C19]-[.I19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6]*[.B19]^0 + [.L$7]*[.B19]^1 + [.L$8]*[.B19]^2)" office:value-type="float" office:value="343.858998950528" calcext:value-type="float">
            <text:p>343.86</text:p>
          </table:table-cell>
          <table:table-cell table:formula="of:= -274.15+1/([.L$6]*LN([.$A19])^0 + [.L$7]*LN([.$A19])^1 + [.L$8]*LN([.$A19])^2)" office:value-type="float" office:value="69.7089989505279" calcext:value-type="float">
            <text:p>69.71</text:p>
          </table:table-cell>
          <table:table-cell table:formula="of:=([.C19]-[.N19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6]*LN([.$A19])^0 + [.Q$7]*LN([.$A19])^1 + [.Q$8]*LN([.$A19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20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20]+274.15" office:value-type="float" office:value="349.15" calcext:value-type="float">
            <text:p>349.15</text:p>
          </table:table-cell>
          <table:table-cell table:formula="of:=1/[.D20]" office:value-type="float" office:value="0.00286409852498926" calcext:value-type="float">
            <text:p>0.002864</text:p>
          </table:table-cell>
          <table:table-cell table:number-columns-repeated="2"/>
          <table:table-cell table:formula="of:= 1/([.G$6]*[.B20]^0 + [.G$7]*[.B20]^1 + [.G$8]*[.B20]^2 + [.G$9]*[.B20]^3)" office:value-type="float" office:value="349.040935504542" calcext:value-type="float">
            <text:p>349.04</text:p>
          </table:table-cell>
          <table:table-cell table:formula="of:= -274.15+1/([.G$6]*LN([.A20])^0 + [.G$7]*LN([.A20])^1 + [.G$8]*LN([.A20])^2 + [.G$9]*LN([.A20])^3)" office:value-type="float" office:value="74.8909355045422" calcext:value-type="float">
            <text:p>74.9</text:p>
          </table:table-cell>
          <table:table-cell table:formula="of:=([.C20]-[.I20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6]*[.B20]^0 + [.L$7]*[.B20]^1 + [.L$8]*[.B20]^2)" office:value-type="float" office:value="348.796122083389" calcext:value-type="float">
            <text:p>348.80</text:p>
          </table:table-cell>
          <table:table-cell table:formula="of:= -274.15+1/([.L$6]*LN([.$A20])^0 + [.L$7]*LN([.$A20])^1 + [.L$8]*LN([.$A20])^2)" office:value-type="float" office:value="74.6461220833893" calcext:value-type="float">
            <text:p>74.65</text:p>
          </table:table-cell>
          <table:table-cell table:formula="of:=([.C20]-[.N20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6]*LN([.$A20])^0 + [.Q$7]*LN([.$A20])^1 + [.Q$8]*LN([.$A20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1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1]+274.15" office:value-type="float" office:value="354.15" calcext:value-type="float">
            <text:p>354.15</text:p>
          </table:table-cell>
          <table:table-cell table:formula="of:=1/[.D21]" office:value-type="float" office:value="0.00282366228999012" calcext:value-type="float">
            <text:p>0.002824</text:p>
          </table:table-cell>
          <table:table-cell table:number-columns-repeated="2"/>
          <table:table-cell table:formula="of:= 1/([.G$6]*[.B21]^0 + [.G$7]*[.B21]^1 + [.G$8]*[.B21]^2 + [.G$9]*[.B21]^3)" office:value-type="float" office:value="354.00483506697" calcext:value-type="float">
            <text:p>354.00</text:p>
          </table:table-cell>
          <table:table-cell table:formula="of:= -274.15+1/([.G$6]*LN([.A21])^0 + [.G$7]*LN([.A21])^1 + [.G$8]*LN([.A21])^2 + [.G$9]*LN([.A21])^3)" office:value-type="float" office:value="79.8548350669705" calcext:value-type="float">
            <text:p>79.9</text:p>
          </table:table-cell>
          <table:table-cell table:formula="of:=([.C21]-[.I21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6]*[.B21]^0 + [.L$7]*[.B21]^1 + [.L$8]*[.B21]^2)" office:value-type="float" office:value="353.732437734501" calcext:value-type="float">
            <text:p>353.73</text:p>
          </table:table-cell>
          <table:table-cell table:formula="of:= -274.15+1/([.L$6]*LN([.$A21])^0 + [.L$7]*LN([.$A21])^1 + [.L$8]*LN([.$A21])^2)" office:value-type="float" office:value="79.5824377345008" calcext:value-type="float">
            <text:p>79.58</text:p>
          </table:table-cell>
          <table:table-cell table:formula="of:=([.C21]-[.N21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6]*LN([.$A21])^0 + [.Q$7]*LN([.$A21])^1 + [.Q$8]*LN([.$A21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2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2]+274.15" office:value-type="float" office:value="359.15" calcext:value-type="float">
            <text:p>359.15</text:p>
          </table:table-cell>
          <table:table-cell table:formula="of:=1/[.D22]" office:value-type="float" office:value="0.00278435194208548" calcext:value-type="float">
            <text:p>0.002784</text:p>
          </table:table-cell>
          <table:table-cell table:number-columns-repeated="2"/>
          <table:table-cell table:formula="of:= 1/([.G$6]*[.B22]^0 + [.G$7]*[.B22]^1 + [.G$8]*[.B22]^2 + [.G$9]*[.B22]^3)" office:value-type="float" office:value="358.948533290409" calcext:value-type="float">
            <text:p>358.95</text:p>
          </table:table-cell>
          <table:table-cell table:formula="of:= -274.15+1/([.G$6]*LN([.A22])^0 + [.G$7]*LN([.A22])^1 + [.G$8]*LN([.A22])^2 + [.G$9]*LN([.A22])^3)" office:value-type="float" office:value="84.7985332904091" calcext:value-type="float">
            <text:p>84.8</text:p>
          </table:table-cell>
          <table:table-cell table:formula="of:=([.C22]-[.I22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6]*[.B22]^0 + [.L$7]*[.B22]^1 + [.L$8]*[.B22]^2)" office:value-type="float" office:value="358.662184511407" calcext:value-type="float">
            <text:p>358.66</text:p>
          </table:table-cell>
          <table:table-cell table:formula="of:= -274.15+1/([.L$6]*LN([.$A22])^0 + [.L$7]*LN([.$A22])^1 + [.L$8]*LN([.$A22])^2)" office:value-type="float" office:value="84.5121845114067" calcext:value-type="float">
            <text:p>84.51</text:p>
          </table:table-cell>
          <table:table-cell table:formula="of:=([.C22]-[.N22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6]*LN([.$A22])^0 + [.Q$7]*LN([.$A22])^1 + [.Q$8]*LN([.$A22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3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3]+274.15" office:value-type="float" office:value="364.15" calcext:value-type="float">
            <text:p>364.15</text:p>
          </table:table-cell>
          <table:table-cell table:formula="of:=1/[.D23]" office:value-type="float" office:value="0.00274612110394068" calcext:value-type="float">
            <text:p>0.002746</text:p>
          </table:table-cell>
          <table:table-cell table:number-columns-repeated="2"/>
          <table:table-cell table:formula="of:= 1/([.G$6]*[.B23]^0 + [.G$7]*[.B23]^1 + [.G$8]*[.B23]^2 + [.G$9]*[.B23]^3)" office:value-type="float" office:value="363.994991159006" calcext:value-type="float">
            <text:p>363.99</text:p>
          </table:table-cell>
          <table:table-cell table:formula="of:= -274.15+1/([.G$6]*LN([.A23])^0 + [.G$7]*LN([.A23])^1 + [.G$8]*LN([.A23])^2 + [.G$9]*LN([.A23])^3)" office:value-type="float" office:value="89.8449911590065" calcext:value-type="float">
            <text:p>89.8</text:p>
          </table:table-cell>
          <table:table-cell table:formula="of:=([.C23]-[.I23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6]*[.B23]^0 + [.L$7]*[.B23]^1 + [.L$8]*[.B23]^2)" office:value-type="float" office:value="363.710854172167" calcext:value-type="float">
            <text:p>363.71</text:p>
          </table:table-cell>
          <table:table-cell table:formula="of:= -274.15+1/([.L$6]*LN([.$A23])^0 + [.L$7]*LN([.$A23])^1 + [.L$8]*LN([.$A23])^2)" office:value-type="float" office:value="89.5608541721668" calcext:value-type="float">
            <text:p>89.56</text:p>
          </table:table-cell>
          <table:table-cell table:formula="of:=([.C23]-[.N23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6]*LN([.$A23])^0 + [.Q$7]*LN([.$A23])^1 + [.Q$8]*LN([.$A23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4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4]+274.15" office:value-type="float" office:value="369.15" calcext:value-type="float">
            <text:p>369.15</text:p>
          </table:table-cell>
          <table:table-cell table:formula="of:=1/[.D24]" office:value-type="float" office:value="0.00270892591087634" calcext:value-type="float">
            <text:p>0.002709</text:p>
          </table:table-cell>
          <table:table-cell table:number-columns-repeated="2"/>
          <table:table-cell table:formula="of:= 1/([.G$6]*[.B24]^0 + [.G$7]*[.B24]^1 + [.G$8]*[.B24]^2 + [.G$9]*[.B24]^3)" office:value-type="float" office:value="369.053916865939" calcext:value-type="float">
            <text:p>369.05</text:p>
          </table:table-cell>
          <table:table-cell table:formula="of:= -274.15+1/([.G$6]*LN([.A24])^0 + [.G$7]*LN([.A24])^1 + [.G$8]*LN([.A24])^2 + [.G$9]*LN([.A24])^3)" office:value-type="float" office:value="94.9039168659393" calcext:value-type="float">
            <text:p>94.9</text:p>
          </table:table-cell>
          <table:table-cell table:formula="of:=([.C24]-[.I24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6]*[.B24]^0 + [.L$7]*[.B24]^1 + [.L$8]*[.B24]^2)" office:value-type="float" office:value="368.791280447587" calcext:value-type="float">
            <text:p>368.79</text:p>
          </table:table-cell>
          <table:table-cell table:formula="of:= -274.15+1/([.L$6]*LN([.$A24])^0 + [.L$7]*LN([.$A24])^1 + [.L$8]*LN([.$A24])^2)" office:value-type="float" office:value="94.6412804475867" calcext:value-type="float">
            <text:p>94.64</text:p>
          </table:table-cell>
          <table:table-cell table:formula="of:=([.C24]-[.N24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6]*LN([.$A24])^0 + [.Q$7]*LN([.$A24])^1 + [.Q$8]*LN([.$A24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5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5]+274.15" office:value-type="float" office:value="374.15" calcext:value-type="float">
            <text:p>374.15</text:p>
          </table:table-cell>
          <table:table-cell table:formula="of:=1/[.D25]" office:value-type="float" office:value="0.00267272484297742" calcext:value-type="float">
            <text:p>0.002673</text:p>
          </table:table-cell>
          <table:table-cell table:number-columns-repeated="2"/>
          <table:table-cell table:formula="of:= 1/([.G$6]*[.B25]^0 + [.G$7]*[.B25]^1 + [.G$8]*[.B25]^2 + [.G$9]*[.B25]^3)" office:value-type="float" office:value="374.094511794129" calcext:value-type="float">
            <text:p>374.09</text:p>
          </table:table-cell>
          <table:table-cell table:formula="of:= -274.15+1/([.G$6]*LN([.A25])^0 + [.G$7]*LN([.A25])^1 + [.G$8]*LN([.A25])^2 + [.G$9]*LN([.A25])^3)" office:value-type="float" office:value="99.9445117941293" calcext:value-type="float">
            <text:p>99.9</text:p>
          </table:table-cell>
          <table:table-cell table:formula="of:=([.C25]-[.I25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6]*[.B25]^0 + [.L$7]*[.B25]^1 + [.L$8]*[.B25]^2)" office:value-type="float" office:value="373.875126778867" calcext:value-type="float">
            <text:p>373.88</text:p>
          </table:table-cell>
          <table:table-cell table:formula="of:= -274.15+1/([.L$6]*LN([.$A25])^0 + [.L$7]*LN([.$A25])^1 + [.L$8]*LN([.$A25])^2)" office:value-type="float" office:value="99.7251267788671" calcext:value-type="float">
            <text:p>99.73</text:p>
          </table:table-cell>
          <table:table-cell table:formula="of:=([.C25]-[.N25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6]*LN([.$A25])^0 + [.Q$7]*LN([.$A25])^1 + [.Q$8]*LN([.$A25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6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6]+274.15" office:value-type="float" office:value="379.15" calcext:value-type="float">
            <text:p>379.15</text:p>
          </table:table-cell>
          <table:table-cell table:formula="of:=1/[.D26]" office:value-type="float" office:value="0.00263747857048661" calcext:value-type="float">
            <text:p>0.002637</text:p>
          </table:table-cell>
          <table:table-cell table:number-columns-repeated="2"/>
          <table:table-cell table:formula="of:= 1/([.G$6]*[.B26]^0 + [.G$7]*[.B26]^1 + [.G$8]*[.B26]^2 + [.G$9]*[.B26]^3)" office:value-type="float" office:value="379.115205801602" calcext:value-type="float">
            <text:p>379.12</text:p>
          </table:table-cell>
          <table:table-cell table:formula="of:= -274.15+1/([.G$6]*LN([.A26])^0 + [.G$7]*LN([.A26])^1 + [.G$8]*LN([.A26])^2 + [.G$9]*LN([.A26])^3)" office:value-type="float" office:value="104.965205801602" calcext:value-type="float">
            <text:p>105.0</text:p>
          </table:table-cell>
          <table:table-cell table:formula="of:=([.C26]-[.I26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6]*[.B26]^0 + [.L$7]*[.B26]^1 + [.L$8]*[.B26]^2)" office:value-type="float" office:value="378.963195818522" calcext:value-type="float">
            <text:p>378.96</text:p>
          </table:table-cell>
          <table:table-cell table:formula="of:= -274.15+1/([.L$6]*LN([.$A26])^0 + [.L$7]*LN([.$A26])^1 + [.L$8]*LN([.$A26])^2)" office:value-type="float" office:value="104.813195818523" calcext:value-type="float">
            <text:p>104.81</text:p>
          </table:table-cell>
          <table:table-cell table:formula="of:=([.C26]-[.N26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6]*LN([.$A26])^0 + [.Q$7]*LN([.$A26])^1 + [.Q$8]*LN([.$A26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7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7]+274.15" office:value-type="float" office:value="384.15" calcext:value-type="float">
            <text:p>384.15</text:p>
          </table:table-cell>
          <table:table-cell table:formula="of:=1/[.D27]" office:value-type="float" office:value="0.00260314981127164" calcext:value-type="float">
            <text:p>0.002603</text:p>
          </table:table-cell>
          <table:table-cell table:number-columns-repeated="2"/>
          <table:table-cell table:formula="of:= 1/([.G$6]*[.B27]^0 + [.G$7]*[.B27]^1 + [.G$8]*[.B27]^2 + [.G$9]*[.B27]^3)" office:value-type="float" office:value="384.169421473407" calcext:value-type="float">
            <text:p>384.17</text:p>
          </table:table-cell>
          <table:table-cell table:formula="of:= -274.15+1/([.G$6]*LN([.A27])^0 + [.G$7]*LN([.A27])^1 + [.G$8]*LN([.A27])^2 + [.G$9]*LN([.A27])^3)" office:value-type="float" office:value="110.019421473407" calcext:value-type="float">
            <text:p>110.0</text:p>
          </table:table-cell>
          <table:table-cell table:formula="of:=([.C27]-[.I27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6]*[.B27]^0 + [.L$7]*[.B27]^1 + [.L$8]*[.B27]^2)" office:value-type="float" office:value="384.112424333393" calcext:value-type="float">
            <text:p>384.11</text:p>
          </table:table-cell>
          <table:table-cell table:formula="of:= -274.15+1/([.L$6]*LN([.$A27])^0 + [.L$7]*LN([.$A27])^1 + [.L$8]*LN([.$A27])^2)" office:value-type="float" office:value="109.962424333393" calcext:value-type="float">
            <text:p>109.96</text:p>
          </table:table-cell>
          <table:table-cell table:formula="of:=([.C27]-[.N27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6]*LN([.$A27])^0 + [.Q$7]*LN([.$A27])^1 + [.Q$8]*LN([.$A27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8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8]+274.15" office:value-type="float" office:value="389.15" calcext:value-type="float">
            <text:p>389.15</text:p>
          </table:table-cell>
          <table:table-cell table:formula="of:=1/[.D28]" office:value-type="float" office:value="0.00256970319928048" calcext:value-type="float">
            <text:p>0.002570</text:p>
          </table:table-cell>
          <table:table-cell table:number-columns-repeated="2"/>
          <table:table-cell table:formula="of:= 1/([.G$6]*[.B28]^0 + [.G$7]*[.B28]^1 + [.G$8]*[.B28]^2 + [.G$9]*[.B28]^3)" office:value-type="float" office:value="389.154710453981" calcext:value-type="float">
            <text:p>389.15</text:p>
          </table:table-cell>
          <table:table-cell table:formula="of:= -274.15+1/([.G$6]*LN([.A28])^0 + [.G$7]*LN([.A28])^1 + [.G$8]*LN([.A28])^2 + [.G$9]*LN([.A28])^3)" office:value-type="float" office:value="115.004710453981" calcext:value-type="float">
            <text:p>115.0</text:p>
          </table:table-cell>
          <table:table-cell table:formula="of:=([.C28]-[.I28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6]*[.B28]^0 + [.L$7]*[.B28]^1 + [.L$8]*[.B28]^2)" office:value-type="float" office:value="389.22084942077" calcext:value-type="float">
            <text:p>389.22</text:p>
          </table:table-cell>
          <table:table-cell table:formula="of:= -274.15+1/([.L$6]*LN([.$A28])^0 + [.L$7]*LN([.$A28])^1 + [.L$8]*LN([.$A28])^2)" office:value-type="float" office:value="115.07084942077" calcext:value-type="float">
            <text:p>115.07</text:p>
          </table:table-cell>
          <table:table-cell table:formula="of:=([.C28]-[.N28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6]*LN([.$A28])^0 + [.Q$7]*LN([.$A28])^1 + [.Q$8]*LN([.$A28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9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9]+274.15" office:value-type="float" office:value="394.15" calcext:value-type="float">
            <text:p>394.15</text:p>
          </table:table-cell>
          <table:table-cell table:formula="of:=1/[.D29]" office:value-type="float" office:value="0.00253710516300901" calcext:value-type="float">
            <text:p>0.002537</text:p>
          </table:table-cell>
          <table:table-cell table:number-columns-repeated="2"/>
          <table:table-cell table:formula="of:= 1/([.G$6]*[.B29]^0 + [.G$7]*[.B29]^1 + [.G$8]*[.B29]^2 + [.G$9]*[.B29]^3)" office:value-type="float" office:value="394.223283480619" calcext:value-type="float">
            <text:p>394.22</text:p>
          </table:table-cell>
          <table:table-cell table:formula="of:= -274.15+1/([.G$6]*LN([.A29])^0 + [.G$7]*LN([.A29])^1 + [.G$8]*LN([.A29])^2 + [.G$9]*LN([.A29])^3)" office:value-type="float" office:value="120.073283480619" calcext:value-type="float">
            <text:p>120.1</text:p>
          </table:table-cell>
          <table:table-cell table:formula="of:=([.C29]-[.I29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6]*[.B29]^0 + [.L$7]*[.B29]^1 + [.L$8]*[.B29]^2)" office:value-type="float" office:value="394.447388933766" calcext:value-type="float">
            <text:p>394.45</text:p>
          </table:table-cell>
          <table:table-cell table:formula="of:= -274.15+1/([.L$6]*LN([.$A29])^0 + [.L$7]*LN([.$A29])^1 + [.L$8]*LN([.$A29])^2)" office:value-type="float" office:value="120.297388933766" calcext:value-type="float">
            <text:p>120.30</text:p>
          </table:table-cell>
          <table:table-cell table:formula="of:=([.C29]-[.N29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6]*LN([.$A29])^0 + [.Q$7]*LN([.$A29])^1 + [.Q$8]*LN([.$A29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30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30]+274.15" office:value-type="float" office:value="399.15" calcext:value-type="float">
            <text:p>399.15</text:p>
          </table:table-cell>
          <table:table-cell table:formula="of:=1/[.D30]" office:value-type="float" office:value="0.00250532381310284" calcext:value-type="float">
            <text:p>0.002505</text:p>
          </table:table-cell>
          <table:table-cell table:number-columns-repeated="2"/>
          <table:table-cell table:formula="of:= 1/([.G$6]*[.B30]^0 + [.G$7]*[.B30]^1 + [.G$8]*[.B30]^2 + [.G$9]*[.B30]^3)" office:value-type="float" office:value="399.235947425665" calcext:value-type="float">
            <text:p>399.24</text:p>
          </table:table-cell>
          <table:table-cell table:formula="of:= -274.15+1/([.G$6]*LN([.A30])^0 + [.G$7]*LN([.A30])^1 + [.G$8]*LN([.A30])^2 + [.G$9]*LN([.A30])^3)" office:value-type="float" office:value="125.085947425665" calcext:value-type="float">
            <text:p>125.1</text:p>
          </table:table-cell>
          <table:table-cell table:formula="of:=([.C30]-[.I30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6]*[.B30]^0 + [.L$7]*[.B30]^1 + [.L$8]*[.B30]^2)" office:value-type="float" office:value="399.65164295857" calcext:value-type="float">
            <text:p>399.65</text:p>
          </table:table-cell>
          <table:table-cell table:formula="of:= -274.15+1/([.L$6]*LN([.$A30])^0 + [.L$7]*LN([.$A30])^1 + [.L$8]*LN([.$A30])^2)" office:value-type="float" office:value="125.50164295857" calcext:value-type="float">
            <text:p>125.50</text:p>
          </table:table-cell>
          <table:table-cell table:formula="of:=([.C30]-[.N30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6]*LN([.$A30])^0 + [.Q$7]*LN([.$A30])^1 + [.Q$8]*LN([.$A30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1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1]+274.15" office:value-type="float" office:value="404.15" calcext:value-type="float">
            <text:p>404.15</text:p>
          </table:table-cell>
          <table:table-cell table:formula="of:=1/[.D31]" office:value-type="float" office:value="0.00247432883830261" calcext:value-type="float">
            <text:p>0.002474</text:p>
          </table:table-cell>
          <table:table-cell table:number-columns-repeated="2"/>
          <table:table-cell table:formula="of:= 1/([.G$6]*[.B31]^0 + [.G$7]*[.B31]^1 + [.G$8]*[.B31]^2 + [.G$9]*[.B31]^3)" office:value-type="float" office:value="404.24557215773" calcext:value-type="float">
            <text:p>404.25</text:p>
          </table:table-cell>
          <table:table-cell table:formula="of:= -274.15+1/([.G$6]*LN([.A31])^0 + [.G$7]*LN([.A31])^1 + [.G$8]*LN([.A31])^2 + [.G$9]*LN([.A31])^3)" office:value-type="float" office:value="130.09557215773" calcext:value-type="float">
            <text:p>130.1</text:p>
          </table:table-cell>
          <table:table-cell table:formula="of:=([.C31]-[.I31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6]*[.B31]^0 + [.L$7]*[.B31]^1 + [.L$8]*[.B31]^2)" office:value-type="float" office:value="404.890820452185" calcext:value-type="float">
            <text:p>404.89</text:p>
          </table:table-cell>
          <table:table-cell table:formula="of:= -274.15+1/([.L$6]*LN([.$A31])^0 + [.L$7]*LN([.$A31])^1 + [.L$8]*LN([.$A31])^2)" office:value-type="float" office:value="130.740820452185" calcext:value-type="float">
            <text:p>130.74</text:p>
          </table:table-cell>
          <table:table-cell table:formula="of:=([.C31]-[.N31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6]*LN([.$A31])^0 + [.Q$7]*LN([.$A31])^1 + [.Q$8]*LN([.$A31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6]*LN([.A32])^0 + [.G$7]*LN([.A32])^1 + [.G$8]*LN([.A32])^2 + [.G$9]*LN([.A32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6]*LN([.$A32])^0 + [.L$7]*LN([.$A32])^1 + [.L$8]*LN([.$A32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6]*LN([.A33])^0 + [.G$7]*LN([.A33])^1 + [.G$8]*LN([.A33])^2 + [.G$9]*LN([.A33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6]*LN([.$A33])^0 + [.L$7]*LN([.$A33])^1 + [.L$8]*LN([.$A33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6]*LN([.A34])^0 + [.G$7]*LN([.A34])^1 + [.G$8]*LN([.A34])^2 + [.G$9]*LN([.A34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6]*LN([.$A34])^0 + [.L$7]*LN([.$A34])^1 + [.L$8]*LN([.$A34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Weller WT-50 Calculations" table:style-name="ta1">
        <table:shapes>
          <draw:frame draw:z-index="0" draw:style-name="gr1" draw:text-style-name="P1" svg:width="10.217cm" svg:height="6.384cm" svg:x="18.014cm" svg:y="0.759cm">
            <draw:object draw:notify-on-update-of-ranges="'Weller WT-50 Calculations'.A6:'Weller WT-50 Calculations'.A12 'Weller WT-50 Calculations'.C5:'Weller WT-50 Calculations'.C5 'Weller WT-50 Calculations'.C6:'Weller WT-50 Calculations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37"/>
        <table:table-column table:style-name="co10" table:default-cell-style-name="ce63"/>
        <table:table-column table:style-name="co6" table:default-cell-style-name="ce63"/>
        <table:table-column table:style-name="co6" table:default-cell-style-name="ce37"/>
        <table:table-column table:style-name="co6" table:number-columns-repeated="2" table:default-cell-style-name="ce63"/>
        <table:table-column table:style-name="co6" table:number-columns-repeated="1008" table:default-cell-style-name="Default"/>
        <table:table-row table:style-name="ro1">
          <table:table-cell table:style-name="ce31" office:value-type="string" calcext:value-type="string" table:number-columns-spanned="7" table:number-rows-spanned="1">
            <text:p>Thermistor circuit parameters</text:p>
          </table:table-cell>
          <table:covered-table-cell table:number-columns-repeated="4" table:style-name="Default"/>
          <table:covered-table-cell table:number-columns-repeated="2"/>
          <table:table-cell table:number-columns-repeated="1007"/>
        </table:table-row>
        <table:table-row table:style-name="ro1">
          <table:table-cell table:style-name="ce32" office:value-type="string" calcext:value-type="string">
            <text:p>Rop-amp</text:p>
          </table:table-cell>
          <table:table-cell table:style-name="ce38" office:value-type="string" calcext:value-type="string">
            <text:p>Rbias (kOhm)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th</text:p>
          </table:table-cell>
          <table:table-cell table:style-name="Default"/>
          <table:table-cell table:style-name="ce55" table:number-columns-repeated="1008"/>
        </table:table-row>
        <table:table-row table:style-name="ro1">
          <table:table-cell table:style-name="ce33" table:formula="of:=100000+1000" office:value-type="float" office:value="101000" calcext:value-type="float">
            <text:p>101000</text:p>
          </table:table-cell>
          <table:table-cell table:style-name="ce55" office:value-type="float" office:value="27" calcext:value-type="float">
            <text:p>27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([.$C$3]*[.$A$3])/([.$A$3]+[.$B$4])" office:value-type="float" office:value="2.60390625" calcext:value-type="float">
            <text:p>2.60</text:p>
          </table:table-cell>
          <table:table-cell table:style-name="ce33" table:formula="of:=([.$A$3]*[.$B$4])/([.$A$3]+[.$B$4])" office:value-type="float" office:value="21304.6875" calcext:value-type="float">
            <text:p>21305</text:p>
          </table:table-cell>
          <table:table-cell table:style-name="Default"/>
          <table:table-cell table:style-name="ce33" table:number-columns-repeated="1008"/>
        </table:table-row>
        <table:table-row table:style-name="ro1">
          <table:table-cell table:style-name="ce34"/>
          <table:table-cell table:style-name="ce33" table:formula="of:=[.B3]*1000" office:value-type="float" office:value="27000" calcext:value-type="float">
            <text:p>27000</text:p>
          </table:table-cell>
          <table:table-cell table:style-name="ce34"/>
          <table:table-cell table:style-name="Default" table:number-columns-repeated="3"/>
          <table:table-cell table:number-columns-repeated="4"/>
          <table:table-cell table:style-name="ce55" table:number-columns-repeated="1004"/>
        </table:table-row>
        <table:table-row table:style-name="ro1">
          <table:table-cell table:style-name="ce35" office:value-type="string" calcext:value-type="string">
            <text:p>Rptc</text:p>
          </table:table-cell>
          <table:table-cell table:style-name="ce35" office:value-type="string" calcext:value-type="string">
            <text:p>Vptc mV</text:p>
          </table:table-cell>
          <table:table-cell table:style-name="ce35" office:value-type="string" calcext:value-type="string">
            <text:p>Vop-amp</text:p>
          </table:table-cell>
          <table:table-cell table:style-name="ce35"/>
          <table:table-cell table:style-name="ce55" table:number-columns-repeated="2"/>
          <table:table-cell table:number-columns-repeated="1008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[.$D$3]*([.$A6]/([.$A6]+[.$E$3]))" office:value-type="float" office:value="1.22164880437492" calcext:value-type="float">
            <text:p>1.2</text:p>
          </table:table-cell>
          <table:table-cell table:style-name="ce40" table:formula="of:=100*[.$D$3]*([.$A6]/([.$A6]+[.$E$3]))" office:value-type="float" office:value="0.122164880437492" calcext:value-type="float">
            <text:p>0.12</text:p>
          </table:table-cell>
          <table:table-cell table:style-name="ce68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55"/>
          <table:table-cell table:number-columns-repeated="1008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[.$D$3]*([.$A7]/([.$A7]+[.$E$3]))" office:value-type="float" office:value="2.6861151081245" calcext:value-type="float">
            <text:p>2.7</text:p>
          </table:table-cell>
          <table:table-cell table:style-name="ce40" table:formula="of:=100*[.$D$3]*([.A7]/([.A7]+[.$E$3]))" office:value-type="float" office:value="0.26861151081245" calcext:value-type="float">
            <text:p>0.27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[.$D$3]*([.$A8]/([.$A8]+[.$E$3]))" office:value-type="float" office:value="4.00721357947532" calcext:value-type="float">
            <text:p>4.0</text:p>
          </table:table-cell>
          <table:table-cell table:style-name="ce40" table:formula="of:=100*[.$D$3]*([.A8]/([.A8]+[.$E$3]))" office:value-type="float" office:value="0.400721357947532" calcext:value-type="float">
            <text:p>0.40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43" table:formula="of:=1000*[.$D$3]*([.$A9]/([.$A9]+[.$E$3]))" office:value-type="float" office:value="6.82650078561376" calcext:value-type="float">
            <text:p>6.8</text:p>
          </table:table-cell>
          <table:table-cell table:style-name="ce40" table:formula="of:=100*[.$D$3]*([.A9]/([.A9]+[.$E$3]))" office:value-type="float" office:value="0.682650078561376" calcext:value-type="float">
            <text:p>0.68</text:p>
          </table:table-cell>
          <table:covered-table-cell table:number-columns-repeated="3" table:style-name="Default"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75" calcext:value-type="float">
            <text:p>75</text:p>
          </table:table-cell>
          <table:table-cell table:style-name="ce43" table:formula="of:=1000*[.$D$3]*([.$A10]/([.$A10]+[.$E$3]))" office:value-type="float" office:value="9.13450997588248" calcext:value-type="float">
            <text:p>9.1</text:p>
          </table:table-cell>
          <table:table-cell table:style-name="ce40" table:formula="of:=100*[.$D$3]*([.A10]/([.A10]+[.$E$3]))" office:value-type="float" office:value="0.913450997588248" calcext:value-type="float">
            <text:p>0.91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80" calcext:value-type="float">
            <text:p>80</text:p>
          </table:table-cell>
          <table:table-cell table:style-name="ce43" table:formula="of:=1000*[.$D$3]*([.$A11]/([.$A11]+[.$E$3]))" office:value-type="float" office:value="9.74119916412152" calcext:value-type="float">
            <text:p>9.7</text:p>
          </table:table-cell>
          <table:table-cell table:style-name="ce40" table:formula="of:=100*[.$D$3]*([.A11]/([.A11]+[.$E$3]))" office:value-type="float" office:value="0.974119916412152" calcext:value-type="float">
            <text:p>0.97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56" office:value-type="float" office:value="100" calcext:value-type="float">
            <text:p>100</text:p>
          </table:table-cell>
          <table:table-cell table:style-name="ce62" table:formula="of:=1000*[.$D$3]*([.$A12]/([.$A12]+[.$E$3]))" office:value-type="float" office:value="12.1651215417184" calcext:value-type="float">
            <text:p>12.2</text:p>
          </table:table-cell>
          <table:table-cell table:style-name="ce66" table:formula="of:=100*[.$D$3]*([.A12]/([.A12]+[.$E$3]))" office:value-type="float" office:value="1.21651215417184" calcext:value-type="float">
            <text:p>1.22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6" table:number-columns-repeated="2"/>
          <table:table-cell table:style-name="ce38" office:value-type="float" office:value="1" calcext:value-type="float">
            <text:p>1.00</text:p>
          </table:table-cell>
          <table:table-cell table:style-name="ce69" office:value-type="string" calcext:value-type="string" table:number-columns-spanned="5" table:number-rows-spanned="1">
            <text:p>&lt;= ~Limit of linear operation of amplifier with diode clamps</text:p>
          </table:table-cell>
          <table:covered-table-cell table:style-name="ce72"/>
          <table:covered-table-cell/>
          <table:covered-table-cell table:style-name="ce63"/>
          <table:covered-table-cell/>
          <table:table-cell table:number-columns-repeated="1006"/>
        </table:table-row>
        <table:table-row table:style-name="ro1">
          <table:table-cell table:style-name="ce36"/>
          <table:table-cell/>
          <table:table-cell table:style-name="ce37"/>
          <table:table-cell table:style-name="ce70"/>
          <table:table-cell table:number-columns-repeated="1010"/>
        </table:table-row>
        <table:table-row table:style-name="ro1">
          <table:table-cell table:style-name="ce36"/>
          <table:table-cell/>
          <table:table-cell table:style-name="ce37"/>
          <table:table-cell table:style-name="Default"/>
          <table:table-cell table:number-columns-repeated="1010"/>
        </table:table-row>
        <table:table-row table:style-name="ro1">
          <table:table-cell table:style-name="ce31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 table:style-name="ce71"/>
          <table:table-cell table:style-name="ce31"/>
          <table:table-cell table:style-name="ce71" table:number-columns-repeated="2"/>
          <table:table-cell table:style-name="ce113" table:number-columns-repeated="4"/>
          <table:table-cell table:number-columns-repeated="1004"/>
        </table:table-row>
        <table:table-row table:style-name="ro1">
          <table:table-cell table:style-name="ce31" office:value-type="string" calcext:value-type="string" table:number-columns-spanned="8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 table:style-name="ce71"/>
          <table:covered-table-cell table:style-name="ce31"/>
          <table:covered-table-cell table:number-columns-repeated="2" table:style-name="ce71"/>
          <table:covered-table-cell table:number-columns-repeated="2" table:style-name="ce113"/>
          <table:table-cell table:style-name="ce1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 table:style-name="ce50"/>
          <table:table-cell table:style-name="ce5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 table:style-name="ce50"/>
          <table:table-cell table:style-name="ce5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18]-[.$C$19])/([.$D$18]-[.$D$19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51" table:formula="of:=1/[.C20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19]-[.D19]*[.C20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56" calcext:value-type="float">
            <text:p>56</text:p>
          </table:table-cell>
          <table:table-cell table:style-name="ce37" table:formula="of:=1000*[.J21]*[.L21]/([.K21]+[.L21])" office:value-type="float" office:value="2.53899165759884" calcext:value-type="float">
            <text:p>2.54</text:p>
          </table:table-cell>
          <table:table-cell table:number-columns-repeated="1001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21]+[.A25]*[.$C$20]" office:value-type="float" office:value="25" calcext:value-type="float">
            <text:p>25.0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P (watts)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21]+[.A26]*[.$C$20]" office:value-type="float" office:value="450" calcext:value-type="float">
            <text:p>450.0</text:p>
          </table:table-cell>
          <table:table-cell table:number-columns-repeated="3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[.G26]*[.G26]/[.F26]" office:value-type="float" office:value="53.8317757009346" calcext:value-type="float">
            <text:p>53.8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21]+[.A27]*[.$C$20]" office:value-type="float" office:value="175.806451612903" calcext:value-type="float">
            <text:p>175.8</text:p>
          </table:table-cell>
          <table:table-cell table:number-columns-repeated="1012"/>
        </table:table-row>
        <table:table-row table:style-name="ro1">
          <table:table-cell table:number-columns-repeated="1014"/>
        </table:table-row>
        <table:table-row table:style-name="ro1">
          <table:table-cell table:style-name="ce31" office:value-type="string" calcext:value-type="string" table:number-columns-spanned="7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6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 table:number-rows-repeated="1048543">
          <table:table-cell table:number-columns-repeated="1014"/>
        </table:table-row>
        <table:table-row table:style-name="ro1">
          <table:table-cell table:number-columns-repeated="1014"/>
        </table:table-row>
        <calcext:conditional-formats>
          <calcext:conditional-format calcext:target-range-address="'Weller WT-50 Calculations'.C6:'Weller WT-50 Calculations'.C12">
            <calcext:condition calcext:apply-style-name="Bad" calcext:value="&gt;[.$C$13]" calcext:base-cell-address="'Weller WT-50 Calculations'.C6"/>
          </calcext:conditional-format>
        </calcext:conditional-formats>
      </table:table>
      <table:table table:name="Thermocouple Curve Fit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11" table:default-cell-style-name="ce82"/>
        <table:table-column table:style-name="co12" table:default-cell-style-name="ce85"/>
        <table:table-column table:style-name="co13" table:number-columns-repeated="2" table:default-cell-style-name="ce89"/>
        <table:table-column table:style-name="co13" table:default-cell-style-name="ce94"/>
        <table:table-column table:style-name="co6" table:default-cell-style-name="ce43"/>
        <table:table-column table:style-name="co6" table:number-columns-repeated="2" table:default-cell-style-name="Default"/>
        <table:table-column table:style-name="co6" table:number-columns-repeated="2" table:default-cell-style-name="ce52"/>
        <table:table-column table:style-name="co6" table:number-columns-repeated="3" table:default-cell-style-name="Default"/>
        <table:table-column table:style-name="co6" table:default-cell-style-name="ce37"/>
        <table:table-column table:style-name="co6" table:default-cell-style-name="ce52"/>
        <table:table-column table:style-name="co6" table:number-columns-repeated="1002" table:default-cell-style-name="Default"/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2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104844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23:09:19.695057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7-09T23:09:27.042573150</dc:date>
    <dc:creator>Peter O'Donoghue</dc:creator>
    <meta:editing-duration>PT8H38M43S</meta:editing-duration>
    <meta:editing-cycles>19</meta:editing-cycles>
    <meta:generator>LibreOffice/6.4.7.2$Linux_X86_64 LibreOffice_project/40$Build-2</meta:generator>
    <meta:document-statistic meta:table-count="3" meta:cell-count="146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498cm" svg:y="2.893cm" style:legend-expansion="high" chart:style-name="ch2"/>
        <chart:plot-area chart:style-name="ch3" table:cell-range-address="'Weller WT-50 Calculations'.A6:'Weller WT-50 Calculations'.A12 'Weller WT-50 Calculations'.C5:'Weller WT-50 Calculations'.C12" chart:data-source-has-labels="row" svg:x="0.204cm" svg:y="0.127cm" svg:width="7.09cm" svg:height="6.131cm">
          <chartooo:coordinate-region svg:x="1.116cm" svg:y="0.327cm" svg:width="5.898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C6:'Weller WT-50 Calculations'.C12" chart:label-cell-address="'Weller WT-50 Calculations'.C5:'Weller WT-50 Calculations'.C5" chart:class="chart:scatter">
            <chart:domain table:cell-range-address="'Weller WT-50 Calculations'.A6:'Weller WT-50 Calculations'.A12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p-amp</text:p>
                <draw:g>
                  <svg:desc>'Weller WT-50 Calculations'.C5:'Weller WT-50 Calculations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Weller WT-50 Calculations'.A6:'Weller WT-50 Calculations'.A12</svg:desc>
                </draw:g>
              </table:table-cell>
              <table:table-cell office:value-type="float" office:value="0.122164880437492">
                <text:p>0.122164880437492</text:p>
                <draw:g>
                  <svg:desc>'Weller WT-50 Calculations'.C6:'Weller WT-50 Calculations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26861151081245">
                <text:p>0.2686115108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0.400721357947532">
                <text:p>0.400721357947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0.682650078561376">
                <text:p>0.682650078561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0.913450997588248">
                <text:p>0.913450997588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974119916412152">
                <text:p>0.974119916412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21651215417184">
                <text:p>1.21651215417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NTC_MF58,10K, B3950'.B3:'NTC_MF58,10K, B3950'.B31 'NTC_MF58,10K, B3950'.E3:'NTC_MF58,10K, B3950'.E31 'NTC_MF58,10K, B3950'.N3:'NTC_MF58,10K, B3950'.N31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NTC_MF58,10K, B3950'.E3:'NTC_MF58,10K, B3950'.E31" chart:class="chart:scatter">
            <chart:domain table:cell-range-address="'NTC_MF58,10K, B3950'.B3:'NTC_MF58,10K, B3950'.B31"/>
            <chart:data-point chart:repeated="29"/>
          </chart:series>
          <chart:series chart:style-name="ch6" chart:values-cell-range-address="'NTC_MF58,10K, B3950'.N3:'NTC_MF58,10K, B3950'.N31" chart:class="chart:scatter">
            <chart:domain table:cell-range-address="'NTC_MF58,10K, B3950'.M3:'NTC_MF58,10K, B3950'.M31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NTC_MF58,10K, B3950'.B3:'NTC_MF58,10K, B3950'.B31</svg:desc>
                </draw:g>
              </table:table-cell>
              <table:table-cell office:value-type="float" office:value="0.00378572780617074">
                <text:p>0.00378572780617074</text:p>
                <draw:g>
                  <svg:desc>'NTC_MF58,10K, B3950'.E3:'NTC_MF58,10K, B3950'.E31</svg:desc>
                </draw:g>
              </table:table-cell>
              <table:table-cell office:value-type="float" office:value="263.962246711945">
                <text:p>263.962246711945</text:p>
                <draw:g>
                  <svg:desc>'NTC_MF58,10K, B3950'.M3:'NTC_MF58,10K, B3950'.M31</svg:desc>
                </draw:g>
              </table:table-cell>
              <table:table-cell office:value-type="float" office:value="-10.187753288055">
                <text:p>-10.187753288055</text:p>
                <draw:g>
                  <svg:desc>'NTC_MF58,10K, B3950'.N3:'NTC_MF58,10K, B395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